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/>
            <text:p text:style-name="P5"/>
            <text:p text:style-name="P5"><text:placeholder text:placeholder-type="text">&lt;(o.partner_id and o.partner_id.name or '').upper()&gt;</text:placeholder></text:p>
            <text:p text:style-name="P5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5"><text:placeholder text:placeholder-type="text">&lt;(o.partner_id and o.partner_id.state_id.name or '').upper()&gt;</text:placeholder></text:p>
            <text:p text:style-name="P5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5"/>
            <text:p text:style-name="P5"/>
            <text:p text:style-name="P5"><text:placeholder text:placeholder-type="text">&lt;(o.cons_loca and o.cons_loca.name or '').upper()&gt;</text:placeholder> </text:p>
            <text:p text:style-name="P5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5"><text:placeholder text:placeholder-type="text">&lt;(o.cons_loca and o.cons_loca.state_id.name or '').upper()&gt;</text:placeholder></text:p>
            <text:p text:style-name="P5"><text:placeholder text:placeholder-type="text">&lt;(o.cons_loca and o.cons_loca.country_id.name or '').upper()&gt;</text:placeholder></text:p>
            <text:p text:style-name="P5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5"/>
            <text:p text:style-name="P5">Invoice No: <text:placeholder text:placeholder-type="text">&lt;o.vvt_number and o.vvt_number or ''&gt;</text:placeholder></text:p>
            <text:p text:style-name="P5">Invoice Date:<text:placeholder text:placeholder-type="text">&lt;get_date(o.date_invoice)&gt;</text:placeholder></text:p>
            <text:p text:style-name="P5">Customer No: <text:placeholder text:placeholder-type="text">&lt;o.partner_id and o.partner_id.customer_code or ''&gt;</text:placeholder></text:p>
            <text:p text:style-name="P5">P.O No:<text:tab/><text:placeholder text:placeholder-type="text">&lt;o.sale_id and o.sale_id.po_number or ''&gt;</text:placeholder></text:p>
            <text:p text:style-name="P5">P.O. Date:<text:placeholder text:placeholder-type="text">&lt;get_date(o.sale_id.po_date)&gt;</text:placeholder></text:p>
            <text:p text:style-name="P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/></text:p>
            <text:p text:style-name="P5">Range </text:p>
            <text:p text:style-name="P9">Location </text:p>
            <text:p text:style-name="P9">Commissionerate</text:p>
            <text:p text:style-name="P9">C.E RC Number </text:p>
            <text:p text:style-name="P9">E.C.C Number <text:s text:c="2"/></text:p>
            <text:p text:style-name="P14">PAN Number </text:p>
            <text:p text:style-name="P14">CST Number </text:p>
            <text:p text:style-name="P9">TIN Number <text:tab/> </text:p>
            <text:p text:style-name="P9"><text:tab/> <text:s text:c="8"/></text:p>
          </table:table-cell>
          <table:table-cell table:style-name="Table4.A1" office:value-type="string">
            <text:p text:style-name="P5"/>
            <text:p text:style-name="P5">:<text:placeholder text:placeholder-type="text">&lt;o.partner_id and o.partner_id.range or ''&gt;</text:placeholder></text:p>
            <text:p text:style-name="P5">:<text:placeholder text:placeholder-type="text">&lt;o.partner_id and o.partner_id.division or ''&gt;</text:placeholder></text:p>
            <text:p text:style-name="P5">:<text:placeholder text:placeholder-type="text">&lt;o.partner_id and o.partner_id.commissionerate or ''&gt;</text:placeholder></text:p>
            <text:p text:style-name="P5">:<text:span text:style-name="T1"><text:placeholder text:placeholder-type="text">&lt;o.partner_id and o.partner_id.ce_rc or ''&gt;</text:placeholder></text:span></text:p>
            <text:p text:style-name="P5">:<text:span text:style-name="T1"><text:placeholder text:placeholder-type="text">&lt;o.partner_id and o.partner_id.ecc or ''&gt;</text:placeholder></text:span></text:p>
            <text:p text:style-name="P5">:<text:span text:style-name="T1"><text:placeholder text:placeholder-type="text">&lt;o.partner_id and o.partner_id.pan_tin or ''&gt;</text:placeholder></text:span></text:p>
            <text:p text:style-name="P14">:<text:placeholder text:placeholder-type="text">&lt;o.partner_id and o.partner_id.cst or ''&gt;</text:placeholder></text:p>
            <text:p text:style-name="P1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5"/>
            <text:p text:style-name="P5"><text:placeholder text:placeholder-type="text">&lt;get_range_label(o)&gt;</text:placeholder> </text:p>
            <text:p text:style-name="P9"><text:placeholder text:placeholder-type="text">&lt;get_loc(o)&gt;</text:placeholder> </text:p>
            <text:p text:style-name="P9"><text:placeholder text:placeholder-type="text">&lt;get_comm(o)&gt;</text:placeholder></text:p>
            <text:p text:style-name="P9"><text:placeholder text:placeholder-type="text">&lt;get_ce(o)&gt;</text:placeholder></text:p>
            <text:p text:style-name="P9"><text:placeholder text:placeholder-type="text">&lt;get_ecc(o)&gt;</text:placeholder> <text:s text:c="2"/></text:p>
            <text:p text:style-name="P14"><text:placeholder text:placeholder-type="text">&lt;get_pan(o)&gt;</text:placeholder> </text:p>
            <text:p text:style-name="P14"><text:placeholder text:placeholder-type="text">&lt;get_cst(o)&gt;</text:placeholder> </text:p>
            <text:p text:style-name="P18"><text:placeholder text:placeholder-type="text">&lt;get_tin(o)&gt;</text:placeholder></text:p>
          </table:table-cell>
          <table:table-cell table:style-name="Table4.A1" office:value-type="string">
            <text:p text:style-name="P5"/>
            <text:p text:style-name="P5"><text:placeholder text:placeholder-type="text">&lt;c(o)&gt;</text:placeholder> <text:placeholder text:placeholder-type="text">&lt;o.cons_loca and o.cons_loca.range or ''&gt;</text:placeholder></text:p>
            <text:p text:style-name="P5"><text:placeholder text:placeholder-type="text">&lt;c(o)&gt;</text:placeholder> <text:placeholder text:placeholder-type="text">&lt;o.cons_loca and o.cons_loca.division or ''&gt;</text:placeholder></text:p>
            <text:p text:style-name="P5"><text:placeholder text:placeholder-type="text">&lt;c(o)&gt;</text:placeholder> <text:placeholder text:placeholder-type="text">&lt;o.cons_loca and o.cons_loca.commissionerate or ''&gt;</text:placeholder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4"><text:placeholder text:placeholder-type="text">&lt;c(o)&gt;</text:placeholder> <text:placeholder text:placeholder-type="text">&lt;o.cons_loca and o.cons_loca.cst or ''&gt;</text:placeholder></text:p>
            <text:p text:style-name="P14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5">Transporter : <text:placeholder text:placeholder-type="text">&lt;o.delivery_order_id and o.delivery_order_id.transporter or ''&gt;</text:placeholder></text:p>
            <text:p text:style-name="P15">Truck No : <text:placeholder text:placeholder-type="text">&lt;o.delivery_order_id and o.delivery_order_id.truck or ''&gt;</text:placeholder></text:p>
            <text:p text:style-name="P15">Booked To : <text:placeholder text:placeholder-type="text">&lt;o.booked_to or ''&gt;</text:placeholder></text:p>
            <text:p text:style-name="P15">Date &amp; Time of</text:p>
            <text:p text:style-name="P15">Prep. Of Inv: <text:placeholder text:placeholder-type="text">&lt;o.inv_date_as_char&gt;</text:placeholder></text:p>
            <text:p text:style-name="P15">Rem. Of Goods : <text:placeholder text:placeholder-type="text">&lt;o.inv_date_as_char&gt;</text:placeholder></text:p>
            <text:p text:style-name="P15">LR Number : <text:placeholder text:placeholder-type="text">&lt;o.lr_no or ''&gt;</text:placeholder></text:p>
            <text:p text:style-name="P15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5"/>
          </table:table-cell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/>
          </table:table-cell>
        </table:table-row>
        <table:table-row table:style-name="Table5.2">
          <table:table-cell table:style-name="Table5.A1" table:number-columns-spanned="7" office:value-type="string">
            <text:p text:style-name="P2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<text:soft-page-break/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5"/>
            <text:p text:style-name="P15"><text:s text:c="26"/></text:p>
          </table:table-cell>
          <table:table-cell table:style-name="Table5.A1" table:number-columns-spanned="4" office:value-type="string">
            <text:p text:style-name="P15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5"><text:s text:c="28"/></text:p>
          </table:table-cell>
          <table:table-cell table:style-name="Table5.A1" table:number-columns-spanned="6" office:value-type="string">
            <text:p text:style-name="P15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5"/>
            <text:p text:style-name="P15"><text:s text:c="2"/></text:p>
            <text:p text:style-name="P15">BATCH NO(S): <text:s text:c="2"/><text:placeholder text:placeholder-type="text">&lt;o.material_info or ''&gt;</text:placeholder></text:p>
            <text:p text:style-name="P15"/>
            <text:p text:style-name="P15"/>
          </table:table-cell>
          <table:covered-table-cell/>
          <table:covered-table-cell/>
          <table:covered-table-cell/>
          <table:table-cell table:style-name="Table6.A1" office:value-type="string">
            <text:p text:style-name="P15"><text:s text:c="2"/></text:p>
            <text:p text:style-name="P15"/>
            <text:p text:style-name="P15"><text:s/><text:placeholder text:placeholder-type="text">&lt;o.other_info or ''&gt;</text:placeholder></text:p>
            <text:p text:style-name="P15"/>
            <text:p text:style-name="P15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5"/>
          </table:table-cell>
          <table:table-cell table:style-name="Table6.A1" table:number-columns-spanned="3" office:value-type="string">
            <text:p text:style-name="P19"/>
            <text:p text:style-name="P19"/>
            <text:p text:style-name="P19"/>
            <text:p text:style-name="P24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7:00:38</dc:date>
    <meta:editing-duration>P2DT11H10M11S</meta:editing-duration>
    <meta:editing-cycles>392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7" meta:word-count="418" meta:character-count="4392" meta:non-whitespace-character-count="3937"/>
  </office:meta>
</office:document-meta>
</file>